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EBE3CC323C35F28.png" manifest:media-type="image/png"/>
  <manifest:file-entry manifest:full-path="Pictures/100000000000055600000300A63FE6F57662015C.png" manifest:media-type="image/png"/>
  <manifest:file-entry manifest:full-path="Pictures/1000000000000556000003003972BED1042F6F5A.png" manifest:media-type="image/png"/>
  <manifest:file-entry manifest:full-path="Pictures/100000000000055600000300AA032FACB4B37738.png" manifest:media-type="image/png"/>
  <manifest:file-entry manifest:full-path="Pictures/100000000000055600000300F01287A0CA9B93AF.png" manifest:media-type="image/png"/>
  <manifest:file-entry manifest:full-path="Pictures/100000000000055600000300C9FC9423625189E4.png" manifest:media-type="image/png"/>
  <manifest:file-entry manifest:full-path="Pictures/100000000000055600000300813D78A52F38DBEE.png" manifest:media-type="image/png"/>
  <manifest:file-entry manifest:full-path="Pictures/100000000000055600000300CB48482F8B110C1F.png" manifest:media-type="image/png"/>
  <manifest:file-entry manifest:full-path="Pictures/100000000000055600000300CE761CCDDE3C9DAB.png" manifest:media-type="image/png"/>
  <manifest:file-entry manifest:full-path="Pictures/10000000000005560000030044E2FB28ABEFD7C0.png" manifest:media-type="image/png"/>
  <manifest:file-entry manifest:full-path="Pictures/100000000000055600000300047B1360F4E6ABD9.png" manifest:media-type="image/png"/>
  <manifest:file-entry manifest:full-path="Pictures/1000000000000556000003003F5994051A306CA0.png" manifest:media-type="image/png"/>
  <manifest:file-entry manifest:full-path="Pictures/1000000000000556000003004FC106FBD66B657D.png" manifest:media-type="image/png"/>
  <manifest:file-entry manifest:full-path="Pictures/100000000000055600000300D41B6360D627CD4D.png" manifest:media-type="image/png"/>
  <manifest:file-entry manifest:full-path="Pictures/100000000000055600000300601DD2FD1486D727.png" manifest:media-type="image/png"/>
  <manifest:file-entry manifest:full-path="Pictures/1000000000000556000003006C02E3735F19A221.png" manifest:media-type="image/png"/>
  <manifest:file-entry manifest:full-path="Pictures/100000000000055600000300C683C11EDAFC7EAC.png" manifest:media-type="image/png"/>
  <manifest:file-entry manifest:full-path="Pictures/100000000000055600000300160AEEE9C5B7A5D0.png" manifest:media-type="image/png"/>
  <manifest:file-entry manifest:full-path="Pictures/100000000000055600000300F7676E09A3414487.png" manifest:media-type="image/png"/>
  <manifest:file-entry manifest:full-path="Pictures/10000000000005560000030022616471C482E670.png" manifest:media-type="image/png"/>
  <manifest:file-entry manifest:full-path="Pictures/1000000000000556000003006A0770F52589956C.png" manifest:media-type="image/png"/>
  <manifest:file-entry manifest:full-path="Pictures/10000000000005560000030069197D2A928AEC27.png" manifest:media-type="image/png"/>
  <manifest:file-entry manifest:full-path="Pictures/100000000000055600000300D3AB1C1355F1E8F0.png" manifest:media-type="image/png"/>
  <manifest:file-entry manifest:full-path="Pictures/100000000000055600000300F54E08594182C9FF.png" manifest:media-type="image/png"/>
  <manifest:file-entry manifest:full-path="Pictures/100000000000055600000300C06210D99680857E.png" manifest:media-type="image/png"/>
  <manifest:file-entry manifest:full-path="Pictures/100000000000055600000300A0AC1DBD596C0867.png" manifest:media-type="image/png"/>
  <manifest:file-entry manifest:full-path="Pictures/100000000000055600000300EEA0EB4664CE5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 1" text:anchor-type="as-char" svg:width="5.9055in" svg:height="3.3201in" draw:z-index="0"><draw:image xlink:href="Pictures/1000000000000556000003004FC106FBD66B657D.png" xlink:type="simple" xlink:show="embed" xlink:actuate="onLoad" loext:mime-type="image/png"/></draw:frame></text:p>
      <text:p text:style-name="Standard"><draw:frame draw:style-name="fr1" draw:name="Imagem 6" text:anchor-type="as-char" svg:width="5.9055in" svg:height="3.3201in" draw:z-index="1"><draw:image xlink:href="Pictures/1000000000000556000003003F5994051A306CA0.png" xlink:type="simple" xlink:show="embed" xlink:actuate="onLoad" loext:mime-type="image/png"/></draw:frame></text:p>
      <text:p text:style-name="Standard"><text:soft-page-break/><draw:frame draw:style-name="fr1" draw:name="Imagem 8" text:anchor-type="as-char" svg:width="5.9055in" svg:height="3.3201in" draw:z-index="2"><draw:image xlink:href="Pictures/1000000000000556000003006C02E3735F19A221.png" xlink:type="simple" xlink:show="embed" xlink:actuate="onLoad" loext:mime-type="image/png"/></draw:frame></text:p>
      <text:p text:style-name="Standard"><draw:frame draw:style-name="fr1" draw:name="Imagem 9" text:anchor-type="as-char" svg:width="5.9055in" svg:height="3.3201in" draw:z-index="3"><draw:image xlink:href="Pictures/100000000000055600000300F7676E09A3414487.png" xlink:type="simple" xlink:show="embed" xlink:actuate="onLoad" loext:mime-type="image/png"/></draw:frame></text:p>
      <text:p text:style-name="Standard"><text:soft-page-break/><draw:frame draw:style-name="fr1" draw:name="Imagem 10" text:anchor-type="as-char" svg:width="5.9055in" svg:height="3.3201in" draw:z-index="4"><draw:image xlink:href="Pictures/10000000000005560000030022616471C482E670.png" xlink:type="simple" xlink:show="embed" xlink:actuate="onLoad" loext:mime-type="image/png"/></draw:frame></text:p>
      <text:p text:style-name="Standard"><draw:frame draw:style-name="fr1" draw:name="Imagem 7" text:anchor-type="as-char" svg:width="5.9055in" svg:height="3.3201in" draw:z-index="5"><draw:image xlink:href="Pictures/100000000000055600000300601DD2FD1486D727.png" xlink:type="simple" xlink:show="embed" xlink:actuate="onLoad" loext:mime-type="image/png"/></draw:frame></text:p>
      <text:p text:style-name="Standard"><text:soft-page-break/><draw:frame draw:style-name="fr1" draw:name="Imagem 2" text:anchor-type="as-char" svg:width="5.9055in" svg:height="3.3201in" draw:z-index="6"><draw:image xlink:href="Pictures/100000000000055600000300C683C11EDAFC7EAC.png" xlink:type="simple" xlink:show="embed" xlink:actuate="onLoad" loext:mime-type="image/png"/></draw:frame></text:p>
      <text:p text:style-name="Standard"><draw:frame draw:style-name="fr1" draw:name="Imagem 3" text:anchor-type="as-char" svg:width="5.9055in" svg:height="3.3201in" draw:z-index="7"><draw:image xlink:href="Pictures/100000000000055600000300D41B6360D627CD4D.png" xlink:type="simple" xlink:show="embed" xlink:actuate="onLoad" loext:mime-type="image/png"/></draw:frame></text:p>
      <text:p text:style-name="Standard"><text:soft-page-break/><draw:frame draw:style-name="fr1" draw:name="Imagem 11" text:anchor-type="as-char" svg:width="5.9055in" svg:height="3.3201in" draw:z-index="8"><draw:image xlink:href="Pictures/100000000000055600000300D3AB1C1355F1E8F0.png" xlink:type="simple" xlink:show="embed" xlink:actuate="onLoad" loext:mime-type="image/png"/></draw:frame></text:p>
      <text:p text:style-name="Standard"><draw:frame draw:style-name="fr1" draw:name="Imagem 4" text:anchor-type="as-char" svg:width="5.9055in" svg:height="3.3201in" draw:z-index="9"><draw:image xlink:href="Pictures/100000000000055600000300A0AC1DBD596C0867.png" xlink:type="simple" xlink:show="embed" xlink:actuate="onLoad" loext:mime-type="image/png"/></draw:frame></text:p>
      <text:p text:style-name="Standard"><text:soft-page-break/><draw:frame draw:style-name="fr1" draw:name="Imagem 12" text:anchor-type="as-char" svg:width="5.9055in" svg:height="3.3201in" draw:z-index="10"><draw:image xlink:href="Pictures/100000000000055600000300EEA0EB4664CE5510.png" xlink:type="simple" xlink:show="embed" xlink:actuate="onLoad" loext:mime-type="image/png"/></draw:frame></text:p>
      <text:p text:style-name="Standard"><draw:frame draw:style-name="fr1" draw:name="Imagem 5" text:anchor-type="as-char" svg:width="5.9055in" svg:height="3.3201in" draw:z-index="11"><draw:image xlink:href="Pictures/10000000000005560000030069197D2A928AEC27.png" xlink:type="simple" xlink:show="embed" xlink:actuate="onLoad" loext:mime-type="image/png"/></draw:frame></text:p>
      <text:p text:style-name="Standard"><text:soft-page-break/><draw:frame draw:style-name="fr1" draw:name="Imagem 13" text:anchor-type="as-char" svg:width="5.9055in" svg:height="3.3201in" draw:z-index="12"><draw:image xlink:href="Pictures/1000000000000556000003006A0770F52589956C.png" xlink:type="simple" xlink:show="embed" xlink:actuate="onLoad" loext:mime-type="image/png"/></draw:frame></text:p>
      <text:p text:style-name="Standard"><draw:frame draw:style-name="fr1" draw:name="Imagem 14" text:anchor-type="as-char" svg:width="5.9055in" svg:height="3.3201in" draw:z-index="13"><draw:image xlink:href="Pictures/100000000000055600000300047B1360F4E6ABD9.png" xlink:type="simple" xlink:show="embed" xlink:actuate="onLoad" loext:mime-type="image/png"/></draw:frame></text:p>
      <text:p text:style-name="Standard"><text:soft-page-break/><draw:frame draw:style-name="fr1" draw:name="Imagem 15" text:anchor-type="as-char" svg:width="5.9055in" svg:height="3.3201in" draw:z-index="14"><draw:image xlink:href="Pictures/100000000000055600000300C06210D99680857E.png" xlink:type="simple" xlink:show="embed" xlink:actuate="onLoad" loext:mime-type="image/png"/></draw:frame></text:p>
      <text:p text:style-name="Standard"><draw:frame draw:style-name="fr1" draw:name="Imagem 16" text:anchor-type="as-char" svg:width="5.9055in" svg:height="3.3201in" draw:z-index="15"><draw:image xlink:href="Pictures/10000000000005560000030044E2FB28ABEFD7C0.png" xlink:type="simple" xlink:show="embed" xlink:actuate="onLoad" loext:mime-type="image/png"/></draw:frame></text:p>
      <text:p text:style-name="Standard"><text:soft-page-break/><draw:frame draw:style-name="fr1" draw:name="Imagem 17" text:anchor-type="as-char" svg:width="5.9055in" svg:height="3.3201in" draw:z-index="16"><draw:image xlink:href="Pictures/100000000000055600000300CE761CCDDE3C9DAB.png" xlink:type="simple" xlink:show="embed" xlink:actuate="onLoad" loext:mime-type="image/png"/></draw:frame></text:p>
      <text:p text:style-name="Standard"><draw:frame draw:style-name="fr1" draw:name="Imagem 18" text:anchor-type="as-char" svg:width="5.9055in" svg:height="3.3201in" draw:z-index="17"><draw:image xlink:href="Pictures/100000000000055600000300CB48482F8B110C1F.png" xlink:type="simple" xlink:show="embed" xlink:actuate="onLoad" loext:mime-type="image/png"/></draw:frame></text:p>
      <text:p text:style-name="Standard"><text:soft-page-break/><draw:frame draw:style-name="fr1" draw:name="Imagem 19" text:anchor-type="as-char" svg:width="5.9055in" svg:height="3.3201in" draw:z-index="18"><draw:image xlink:href="Pictures/100000000000055600000300813D78A52F38DBEE.png" xlink:type="simple" xlink:show="embed" xlink:actuate="onLoad" loext:mime-type="image/png"/></draw:frame></text:p>
      <text:p text:style-name="Standard"><draw:frame draw:style-name="fr1" draw:name="Imagem 20" text:anchor-type="as-char" svg:width="5.9055in" svg:height="3.3201in" draw:z-index="19"><draw:image xlink:href="Pictures/100000000000055600000300C9FC9423625189E4.png" xlink:type="simple" xlink:show="embed" xlink:actuate="onLoad" loext:mime-type="image/png"/></draw:frame></text:p>
      <text:p text:style-name="Standard"><text:soft-page-break/><draw:frame draw:style-name="fr1" draw:name="Imagem 21" text:anchor-type="as-char" svg:width="5.9055in" svg:height="3.3201in" draw:z-index="20"><draw:image xlink:href="Pictures/100000000000055600000300F01287A0CA9B93AF.png" xlink:type="simple" xlink:show="embed" xlink:actuate="onLoad" loext:mime-type="image/png"/></draw:frame></text:p>
      <text:p text:style-name="Standard"><draw:frame draw:style-name="fr1" draw:name="Imagem 22" text:anchor-type="as-char" svg:width="5.9055in" svg:height="3.3201in" draw:z-index="21"><draw:image xlink:href="Pictures/100000000000055600000300AA032FACB4B37738.png" xlink:type="simple" xlink:show="embed" xlink:actuate="onLoad" loext:mime-type="image/png"/></draw:frame></text:p>
      <text:p text:style-name="Standard"><text:soft-page-break/><draw:frame draw:style-name="fr1" draw:name="Imagem 23" text:anchor-type="as-char" svg:width="5.9055in" svg:height="3.3201in" draw:z-index="22"><draw:image xlink:href="Pictures/1000000000000556000003003972BED1042F6F5A.png" xlink:type="simple" xlink:show="embed" xlink:actuate="onLoad" loext:mime-type="image/png"/></draw:frame></text:p>
      <text:p text:style-name="Standard"><draw:frame draw:style-name="fr1" draw:name="Imagem 24" text:anchor-type="as-char" svg:width="5.9055in" svg:height="3.3201in" draw:z-index="23"><draw:image xlink:href="Pictures/100000000000055600000300F54E08594182C9FF.png" xlink:type="simple" xlink:show="embed" xlink:actuate="onLoad" loext:mime-type="image/png"/></draw:frame></text:p>
      <text:p text:style-name="Standard"><text:soft-page-break/><draw:frame draw:style-name="fr1" draw:name="Imagem 25" text:anchor-type="as-char" svg:width="5.9055in" svg:height="3.3201in" draw:z-index="24"><draw:image xlink:href="Pictures/100000000000055600000300A63FE6F57662015C.png" xlink:type="simple" xlink:show="embed" xlink:actuate="onLoad" loext:mime-type="image/png"/></draw:frame></text:p>
      <text:p text:style-name="Standard"><draw:frame draw:style-name="fr1" draw:name="Imagem 26" text:anchor-type="as-char" svg:width="5.9055in" svg:height="3.3201in" draw:z-index="25"><draw:image xlink:href="Pictures/100000000000055600000300160AEEE9C5B7A5D0.png" xlink:type="simple" xlink:show="embed" xlink:actuate="onLoad" loext:mime-type="image/png"/></draw:frame></text:p>
      <text:p text:style-name="Standard"><text:soft-page-break/><draw:frame draw:style-name="fr1" draw:name="Imagem 27" text:anchor-type="as-char" svg:width="5.9055in" svg:height="3.3201in" draw:z-index="26"><draw:image xlink:href="Pictures/1000000000000556000003002EBE3CC323C35F28.png" xlink:type="simple" xlink:show="embed" xlink:actuate="onLoad" loext:mime-type="image/png"/></draw:frame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nta da Microsoft</meta:initial-creator>
    <meta:editing-cycles>3</meta:editing-cycles>
    <meta:creation-date>2020-08-14T10:55:00</meta:creation-date>
    <dc:date>2020-09-11T19:13:15.196042608</dc:date>
    <meta:editing-duration>PT6H39M50S</meta:editing-duration>
    <meta:generator>LibreOffice/6.4.5.2$Linux_X86_64 LibreOffice_project/40$Build-2</meta:generator>
    <meta:document-statistic meta:table-count="0" meta:image-count="27" meta:object-count="0" meta:page-count="14" meta:paragraph-count="27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